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Garamond" fo:font-size="8pt" style:font-size-asian="8pt" style:font-size-complex="8pt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Garamond" fo:font-size="10pt" style:font-size-asian="10pt" style:font-size-complex="10pt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P210" style:parent-style-name="Standard" style:family="paragraph">
      <style:text-properties style:font-name="Garamond" fo:font-size="10pt" style:font-size-asian="10pt" style:font-size-complex="10pt"/>
    </style:style>
    <style:style style:name="TableColumn212" style:family="table-column">
      <style:table-column-properties style:column-width="3.5041in" style:use-optimal-column-width="false"/>
    </style:style>
    <style:style style:name="TableColumn213" style:family="table-column">
      <style:table-column-properties style:column-width="0.6194in" style:use-optimal-column-width="false"/>
    </style:style>
    <style:style style:name="TableColumn214" style:family="table-column">
      <style:table-column-properties style:column-width="0.5666in" style:use-optimal-column-width="false"/>
    </style:style>
    <style:style style:name="TableColumn215" style:family="table-column">
      <style:table-column-properties style:column-width="0.4958in" style:use-optimal-column-width="false"/>
    </style:style>
    <style:style style:name="TableColumn216" style:family="table-column">
      <style:table-column-properties style:column-width="0.5659in" style:use-optimal-column-width="false"/>
    </style:style>
    <style:style style:name="TableColumn217" style:family="table-column">
      <style:table-column-properties style:column-width="0.5576in" style:use-optimal-column-width="false"/>
    </style:style>
    <style:style style:name="Table211" style:family="table">
      <style:table-properties style:width="6.3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P225" style:parent-style-name="Normal" style:family="paragraph">
      <style:text-properties fo:hyphenate="tru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fo:text-align="justify"/>
    </style:style>
    <style:style style:name="T249" style:parent-style-name="DefaultParagraphFont" style:family="text">
      <style:text-properties style:font-name="Liberation Sans" style:font-name-asian="Liberation Sans" style:font-name-complex="Liberation San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Liberation Sans" style:font-name-asian="Liberation Sans" style:font-name-complex="Liberation San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Liberation Sans" style:font-name-asian="Liberation Sans" style:font-name-complex="Liberation Sans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Standard" style:family="paragraph">
      <style:paragraph-properties fo:text-align="justify"/>
    </style:style>
    <style:style style:name="T283" style:parent-style-name="DefaultParagraphFont" style:family="text">
      <style:text-properties style:font-name="Liberation Sans" style:font-name-asian="Liberation Sans" style:font-name-complex="Liberation Sans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fo:text-align="justify"/>
    </style:style>
    <style:style style:name="T303" style:parent-style-name="DefaultParagraphFont" style:family="text">
      <style:text-properties style:font-name="Liberation Sans" style:font-name-asian="Liberation Sans" style:font-name-complex="Liberation Sans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Standard" style:family="paragraph">
      <style:paragraph-properties fo:text-align="justify"/>
    </style:style>
    <style:style style:name="T311" style:parent-style-name="DefaultParagraphFont" style:family="text">
      <style:text-properties style:font-name="Liberation Sans" style:font-name-asian="Liberation Sans" style:font-name-complex="Liberation Sans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Liberation Sans" style:font-name-asian="Liberation Sans" style:font-name-complex="Liberation Sans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style:font-name="Liberation Sans" style:font-name-asian="Liberation Sans" style:font-name-complex="Liberation San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fo:text-align="justify"/>
    </style:style>
    <style:style style:name="T359" style:parent-style-name="DefaultParagraphFont" style:family="text">
      <style:text-properties style:font-name="Liberation Sans" style:font-name-asian="Liberation Sans" style:font-name-complex="Liberation Sans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text-align="justify"/>
    </style:style>
    <style:style style:name="T367" style:parent-style-name="DefaultParagraphFont" style:family="text">
      <style:text-properties style:font-name="Liberation Sans" style:font-name-asian="Liberation Sans" style:font-name-complex="Liberation San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6" style:parent-style-name="Standard" style:family="paragraph">
      <style:text-properties style:font-name="Garamond" fo:font-size="10pt" style:font-size-asian="10pt" style:font-size-complex="10pt"/>
    </style:style>
    <style:style style:name="T37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5" style:parent-style-name="Standard" style:family="paragraph">
      <style:text-properties style:font-name="Garamond" fo:font-size="10pt" style:font-size-asian="10pt" style:font-size-complex="10pt"/>
    </style:style>
    <style:style style:name="T3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Christine Felizardo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F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<text:s/></text:span><text:span text:style-name="T203">Comments:</text:span></text:p>
      <text:p text:style-name="Standard"><text:span text:style-name="T204">Usability Goals</text:span><text:span text:style-name="T205"><text:note text:note-class="footnote" text:id="_ftn0"><text:note-citation>1</text:note-citation><text:note-body><text:p text:style-name="Footnote"><text:span text:style-name="T206">http://chaione.com/ux-research-standardizing-usability-questionnaires/</text:span></text:p></text:note-body></text:note></text:span><text:span text:style-name="T207">:</text:span></text:p>
      <text:p text:style-name="Standard"><text:span text:style-name="T208">This is the System Usability Scale (SUS) used to measure users' perceived usability of a product or system. <text:s/>It is highly reliable (0.91). <text:s/>Mark the most ap</text:span><text:span text:style-name="T209">propriate box that shows how much you agree with the statement.</text:span></text:p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rows-spanned="2">
            <text:p text:style-name="P220">System Usability Scale Standard Version</text:p>
          </table:table-cell>
          <table:table-cell table:style-name="TableCell221" table:number-columns-spanned="5">
            <text:p text:style-name="P222">Strongly <text:s text:c="42"/>Strongly <text:s text:c="91"/><text:s text:c="21"/></text:p>
            <text:p text:style-name="P223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4">
          <table:covered-table-cell>
            <text:p text:style-name="P225"/>
          </table:covered-table-cell>
          <table:table-cell table:style-name="TableCell226">
            <text:p text:style-name="P227">1</text:p>
          </table:table-cell>
          <table:table-cell table:style-name="TableCell228">
            <text:p text:style-name="P229">2</text:p>
          </table:table-cell>
          <table:table-cell table:style-name="TableCell230">
            <text:p text:style-name="P231">3</text:p>
          </table:table-cell>
          <table:table-cell table:style-name="TableCell232">
            <text:p text:style-name="P233">4</text:p>
          </table:table-cell>
          <table:table-cell table:style-name="TableCell234">
            <text:p text:style-name="P235">5</text:p>
          </table:table-cell>
        </table:table-row>
        <table:table-row table:style-name="TableRow236">
          <table:table-cell table:style-name="TableCell237">
            <text:p text:style-name="P238">1. <text:s/>I think that I would like to use this system.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(<text:span text:style-name="T249">√</text:span>)</text:p>
          </table:table-cell>
        </table:table-row>
        <table:table-row table:style-name="TableRow250">
          <table:table-cell table:style-name="TableCell251">
            <text:p text:style-name="P252">2. I found the system<text:s/>unnecessarily complex.</text:p>
          </table:table-cell>
          <table:table-cell table:style-name="TableCell253">
            <text:p text:style-name="P254">(<text:span text:style-name="T255">√</text:span>)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3. <text:s/>I thought the system was easy to use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(<text:span text:style-name="T275">√</text:span>)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4. <text:s/>I think that I would need the support of a technical person to be able to use this system</text:p>
          </table:table-cell>
          <table:table-cell table:style-name="TableCell281">
            <text:p text:style-name="P282">(<text:span text:style-name="T283">√</text:span>)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5. <text:s/>I found the various functions in the system were well integrated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(<text:span text:style-name="T303">√</text:span>)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6. <text:s/>I thought where was too much inconsistency in this system.</text:p>
          </table:table-cell>
          <table:table-cell table:style-name="TableCell309">
            <text:p text:style-name="P310">(<text:span text:style-name="T311">√</text:span>)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7. <text:s/>I would image that most people would learn to use this system very quickly.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(<text:span text:style-name="T331">√</text:span>)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8. <text:s text:c="2"/>I found the system very cumbersome to use.</text:p>
          </table:table-cell>
          <table:table-cell table:style-name="TableCell337">
            <text:p text:style-name="P338">(<text:span text:style-name="T339">√</text:span>)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9. <text:s text:c="2"/>I felt very confident<text:s/>using the system.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(<text:span text:style-name="T359">√</text:span>)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10. <text:s/>I needed to learn a lot of things before I could get going with this system.</text:p>
          </table:table-cell>
          <table:table-cell table:style-name="TableCell365">
            <text:p text:style-name="P366">(<text:span text:style-name="T367">√</text:span>)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p text:style-name="P376"/>
      <text:p text:style-name="Standard"><text:span text:style-name="T377">Computation of SUS Score:</text:span></text:p>
      <text:p text:style-name="P378">For odd items: subtract one from the user response.</text:p>
      <text:list text:style-name="LFO12" text:continue-numbering="true">
        <text:list-item>
          <text:p text:style-name="P379">For odd items: subtract one from the user response.</text:p>
        </text:list-item>
        <text:list-item>
          <text:p text:style-name="P380">For<text:s/>even items: subtract the user response from 5.</text:p>
        </text:list-item>
        <text:list-item>
          <text:p text:style-name="P381">This scales all values from 0-4 (with 4 being the most positive response).</text:p>
        </text:list-item>
        <text:list-item>
          <text:p text:style-name="P382">Add up the converted responses for each user and multiply that total to 2.5. <text:s/>This converts the range of possible values from 0 to 100<text:s/>instead of from 0-40.</text:p>
        </text:list-item>
      </text:list>
      <text:p text:style-name="P383"/>
      <text:p text:style-name="P384">SUS Score: 90</text:p>
      <text:p text:style-name="P385"/>
      <text:p text:style-name="Standard"><text:span text:style-name="T386">Tester's Comments:</text:span><text:span text:style-name="T38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3:00Z</dc:date>
    <meta:print-date>2018-05-22T18:59:00Z</meta:print-date>
    <meta:template xlink:href="Normal" xlink:type="simple"/>
    <meta:editing-cycles>38</meta:editing-cycles>
    <meta:editing-duration>PT9300S</meta:editing-duration>
    <meta:document-statistic meta:page-count="1" meta:paragraph-count="5" meta:word-count="443" meta:character-count="2965" meta:row-count="21" meta:non-whitespace-character-count="2527"/>
  </office:meta>
</office:document-meta>
</file>